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" draw:text-style-name="P2" draw:layer="layout" svg:width="4.25cm" svg:height="1.153cm" svg:x="6.518cm" svg:y="4.06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25cm" svg:height="1.153cm" svg:x="6.518cm" svg:y="5.216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7:12:10.775372233</meta:creation-date>
    <dc:date>2024-04-18T17:15:47.336312369</dc:date>
    <meta:editing-duration>PT3M35S</meta:editing-duration>
    <meta:editing-cycles>3</meta:editing-cycles>
    <meta:generator>LibreOffice/24.2.0.3$Linux_X86_64 LibreOffice_project/420$Build-3</meta:generator>
    <meta:document-statistic meta:object-count="3"/>
  </office:meta>
</office:document-meta>
</file>